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/>
    <style:font-face style:name="OpenSymbol" svg:font-family="OpenSymbol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0.1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8.872cm" fo:min-width="9.26cm"/>
    </style:style>
    <style:style style:name="gr1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4" style:family="graphic" style:parent-style-name="objectwithoutfill">
      <style:graphic-properties svg:stroke-color="#ff4000" draw:fill="solid" draw:textarea-vertical-align="middle"/>
    </style:style>
    <style:style style:name="gr15" style:family="graphic" style:parent-style-name="objectwithoutfill">
      <style:graphic-properties svg:stroke-color="#3faf46" draw:fill="solid" draw:textarea-vertical-align="middl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5.65cm" fo:min-width="4.9cm"/>
    </style:style>
    <style:style style:name="gr17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style:font-name-asian="Liberation Sans" style:font-name-complex="Liberation Sans"/>
    </style:style>
    <style:style style:name="T3" style:family="text">
      <style:text-properties style:font-name="Liberation Sans2" style:font-name-asian="Liberation Sans" style:font-name-complex="Liberation Sans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font-name-asian="Liberation Sans" style:font-name-complex="Liberation Sans"/>
    </style:style>
    <style:style style:name="T8" style:family="text">
      <style:text-properties style:font-name="Latin Modern Math" style:font-name-asian="Latin Modern Math" style:font-name-complex="Latin Modern Math"/>
    </style:style>
    <style:style style:name="T9" style:family="text">
      <style:text-properties style:font-name="Latin Modern Math" fo:font-size="13pt" style:font-name-asian="Latin Modern Math" style:font-size-asian="13pt" style:font-name-complex="Latin Modern Math" style:font-size-complex="13pt"/>
    </style:style>
    <style:style style:name="T10" style:family="text">
      <style:text-properties style:font-name="Liberation Sans2" style:font-name-asian="Latin Modern Math" style:font-name-complex="Latin Modern Math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style:font-name="Liberation Sans" fo:font-size="13pt" style:font-name-asian="Liberation Sans" style:font-size-asian="13pt" style:font-name-complex="Liberation Sans" style:font-size-complex="13pt"/>
    </style:style>
    <style:style style:name="T13" style:family="text">
      <style:text-properties style:font-name="Liberation Sans2" fo:font-size="13pt" style:font-name-asian="Liberation Sans" style:font-size-asian="13pt" style:font-name-complex="Liberation Sans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01cm" svg:y1="9.1cm" svg:x2="15.701cm" svg:y2="6.7cm">
          <text:p/>
        </draw:line>
        <draw:line draw:style-name="gr1" draw:text-style-name="P1" draw:layer="layout" svg:x1="9.801cm" svg:y1="9.1cm" svg:x2="16.001cm" svg:y2="9.1cm">
          <text:p/>
        </draw:line>
        <draw:line draw:style-name="gr1" draw:text-style-name="P1" draw:layer="layout" svg:x1="15.701cm" svg:y1="6.7cm" svg:x2="15.701cm" svg:y2="9.1cm">
          <text:p/>
        </draw:line>
        <draw:frame draw:style-name="gr2" draw:text-style-name="P2" draw:layer="layout" svg:width="0.8cm" svg:height="0.827cm" svg:x="10.901cm" svg:y="8.3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11.67cm" svg:y="9.238cm">
          <draw:text-box>
            <text:p><text:span text:style-name="T2">Adjacent</text:span></text:p>
          </draw:text-box>
        </draw:frame>
        <draw:frame draw:style-name="gr4" draw:text-style-name="P2" draw:layer="layout" svg:width="5.399cm" svg:height="1.1cm" svg:x="10.401cm" svg:y="6.6cm">
          <draw:text-box>
            <text:p>hypotenuse</text:p>
          </draw:text-box>
        </draw:frame>
        <draw:frame draw:style-name="gr5" draw:text-style-name="P2" draw:layer="layout" svg:width="3.799cm" svg:height="1.673cm" svg:x="15.601cm" svg:y="7.3cm">
          <draw:text-box>
            <text:p><text:span text:style-name="T3">Opposite</text:span></text:p>
          </draw:text-box>
        </draw:frame>
        <draw:frame draw:style-name="gr6" draw:text-style-name="P2" draw:layer="layout" svg:width="6.653cm" svg:height="3.806cm" svg:x="10.4cm" svg:y="11.6cm">
          <draw:text-box>
            <text:p>SOH = SIN(a) = O / H</text:p>
            <text:p/>
            <text:p>CAH = COS(a) = A/H</text:p>
            <text:p/>
            <text:p>TOA = TAN(a) = O/A</text:p>
          </draw:text-box>
        </draw:frame>
        <draw:frame draw:style-name="gr7" draw:text-style-name="P2" draw:layer="layout" svg:width="6cm" svg:height="4.1cm" svg:x="20.1cm" svg:y="11.3cm">
          <draw:text-box>
            <text:p>O = H * SIN(a)</text:p>
            <text:p/>
            <text:p>A = H * COS(a)</text:p>
          </draw:text-box>
        </draw:frame>
        <draw:frame draw:style-name="gr8" draw:text-style-name="P2" draw:layer="layout" svg:width="15.6cm" svg:height="2.2cm" svg:x="2.8cm" svg:y="1.7cm">
          <draw:text-box>
            <text:p>Remember that:</text:p>
          </draw:text-box>
        </draw:frame>
        <draw:custom-shape draw:style-name="gr9" draw:text-style-name="P3" draw:layer="layout" svg:width="0.6cm" svg:height="0.4cm" svg:x="15.1cm" svg:y="8.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</draw:page>
      <draw:page draw:name="page3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</draw:page>
      <draw:page draw:name="page4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  <draw:frame draw:style-name="gr8" draw:text-style-name="P2" draw:layer="layout" svg:width="7.1cm" svg:height="3.095cm" svg:x="20.4cm" svg:y="3.5cm">
          <draw:text-box>
            <text:p>Drop a line down from </text:p>
            <text:p>the upper line to the lower line to cross at right angles.</text:p>
          </draw:text-box>
        </draw:frame>
        <draw:line draw:style-name="gr1" draw:text-style-name="P1" draw:layer="layout" svg:x1="19.7cm" svg:y1="8.8cm" svg:x2="20.2cm" svg:y2="10cm">
          <text:p/>
        </draw:line>
        <draw:line draw:style-name="gr1" draw:text-style-name="P1" draw:layer="layout" svg:x1="21cm" svg:y1="8.3cm" svg:x2="19.7cm" svg:y2="8.8cm">
          <text:p/>
        </draw:line>
      </draw:page>
      <draw:page draw:name="page5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6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</draw:page>
      <draw:page draw:name="page6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6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7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</draw:page>
      <draw:page draw:name="page7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6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7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18" draw:text-style-name="P2" draw:layer="layout" svg:width="1.8cm" svg:height="0.708cm" svg:x="19.4cm" svg:y="9.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</draw:page>
      <draw:page draw:name="page8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6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7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18" draw:text-style-name="P2" draw:layer="layout" svg:width="1.8cm" svg:height="0.708cm" svg:x="19.4cm" svg:y="9.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</draw:page>
      <draw:page draw:name="page9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6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7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18" draw:text-style-name="P2" draw:layer="layout" svg:width="1.8cm" svg:height="0.708cm" svg:x="19.4cm" svg:y="9.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18" draw:text-style-name="P2" draw:layer="layout" svg:width="1.8cm" svg:height="0.708cm" svg:x="18.6cm" svg:y="4.69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</draw:page>
      <draw:page draw:name="page10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6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7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18" draw:text-style-name="P2" draw:layer="layout" svg:width="1.8cm" svg:height="0.708cm" svg:x="19.4cm" svg:y="9.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18" draw:text-style-name="P2" draw:layer="layout" svg:width="1.8cm" svg:height="0.708cm" svg:x="18.6cm" svg:y="4.69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7.8cm" svg:y="5.6cm">
          <draw:text-box>
            <text:p><text:span text:style-name="T9">α</text:span><text:span text:style-name="T9">+</text:span><text:span text:style-name="T9">γ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</draw:page>
      <draw:page draw:name="page11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6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7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18" draw:text-style-name="P2" draw:layer="layout" svg:width="1.8cm" svg:height="0.708cm" svg:x="19.4cm" svg:y="9.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18" draw:text-style-name="P2" draw:layer="layout" svg:width="1.8cm" svg:height="0.708cm" svg:x="18.6cm" svg:y="4.69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7.8cm" svg:y="5.6cm">
          <draw:text-box>
            <text:p><text:span text:style-name="T9">α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6.9cm" svg:y="4.792cm">
          <draw:text-box>
            <text:p><text:span text:style-name="T9">α</text:span><text:span text:style-name="T9">+</text:span><text:span text:style-name="T9">β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</draw:page>
      <draw:page draw:name="page12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6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7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18" draw:text-style-name="P2" draw:layer="layout" svg:width="1.8cm" svg:height="0.708cm" svg:x="19.4cm" svg:y="9.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18" draw:text-style-name="P2" draw:layer="layout" svg:width="1.8cm" svg:height="0.708cm" svg:x="18.6cm" svg:y="4.69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7.8cm" svg:y="5.6cm">
          <draw:text-box>
            <text:p><text:span text:style-name="T9">α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6.9cm" svg:y="4.792cm">
          <draw:text-box>
            <text:p><text:span text:style-name="T9">α</text:span><text:span text:style-name="T9">+</text:span><text:span text:style-name="T9">β</text:span></text:p>
          </draw:text-box>
        </draw:frame>
        <draw:frame draw:style-name="gr6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</draw:page>
      <draw:page draw:name="page13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6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7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18" draw:text-style-name="P2" draw:layer="layout" svg:width="1.8cm" svg:height="0.708cm" svg:x="19.4cm" svg:y="9.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18" draw:text-style-name="P2" draw:layer="layout" svg:width="1.8cm" svg:height="0.708cm" svg:x="18.6cm" svg:y="4.69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7.8cm" svg:y="5.6cm">
          <draw:text-box>
            <text:p><text:span text:style-name="T9">α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6.9cm" svg:y="4.792cm">
          <draw:text-box>
            <text:p><text:span text:style-name="T9">α</text:span><text:span text:style-name="T9">+</text:span><text:span text:style-name="T9">β</text:span></text:p>
          </draw:text-box>
        </draw:frame>
        <draw:frame draw:style-name="gr6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6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</draw:page>
      <draw:page draw:name="page14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6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7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18" draw:text-style-name="P2" draw:layer="layout" svg:width="1.8cm" svg:height="0.708cm" svg:x="19.4cm" svg:y="9.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18" draw:text-style-name="P2" draw:layer="layout" svg:width="1.8cm" svg:height="0.708cm" svg:x="18.6cm" svg:y="4.69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7.8cm" svg:y="5.6cm">
          <draw:text-box>
            <text:p><text:span text:style-name="T9">α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6.9cm" svg:y="4.792cm">
          <draw:text-box>
            <text:p><text:span text:style-name="T9">α</text:span><text:span text:style-name="T9">+</text:span><text:span text:style-name="T9">β</text:span></text:p>
          </draw:text-box>
        </draw:frame>
        <draw:frame draw:style-name="gr6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6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4" draw:text-style-name="P2" draw:layer="layout" svg:width="2.8cm" svg:height="1.1cm" svg:x="17.4cm" svg:y="8.6cm">
          <draw:text-box>
            <text:p text:style-name="P5">cos(<text:span text:style-name="T7">β</text:span><text:span text:style-name="T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</draw:page>
      <draw:page draw:name="page15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6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7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18" draw:text-style-name="P2" draw:layer="layout" svg:width="1.8cm" svg:height="0.708cm" svg:x="19.4cm" svg:y="9.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18" draw:text-style-name="P2" draw:layer="layout" svg:width="1.8cm" svg:height="0.708cm" svg:x="18.6cm" svg:y="4.69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7.8cm" svg:y="5.6cm">
          <draw:text-box>
            <text:p><text:span text:style-name="T9">α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6.9cm" svg:y="4.792cm">
          <draw:text-box>
            <text:p><text:span text:style-name="T9">α</text:span><text:span text:style-name="T9">+</text:span><text:span text:style-name="T9">β</text:span></text:p>
          </draw:text-box>
        </draw:frame>
        <draw:frame draw:style-name="gr6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6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6" draw:text-style-name="P2" draw:layer="layout" svg:width="4.054cm" svg:height="0.962cm" svg:x="16.445cm" svg:y="10.8cm">
          <draw:text-box>
            <text:p>cos(<text:span text:style-name="T7">β</text:span><text:span text:style-name="T3">)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6" draw:text-style-name="P2" draw:layer="layout" svg:width="3.876cm" svg:height="0.962cm" svg:x="20.697cm" svg:y="9.338cm">
          <draw:text-box>
            <text:p>cos(<text:span text:style-name="T7">β</text:span><text:span text:style-name="T3">)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  <draw:frame draw:style-name="gr4" draw:text-style-name="P2" draw:layer="layout" svg:width="2.8cm" svg:height="1.1cm" svg:x="17.4cm" svg:y="8.6cm">
          <draw:text-box>
            <text:p text:style-name="P5">cos(<text:span text:style-name="T7">β</text:span><text:span text:style-name="T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</draw:page>
      <draw:page draw:name="page16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6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7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18" draw:text-style-name="P2" draw:layer="layout" svg:width="1.8cm" svg:height="0.708cm" svg:x="19.4cm" svg:y="9.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18" draw:text-style-name="P2" draw:layer="layout" svg:width="1.8cm" svg:height="0.708cm" svg:x="18.6cm" svg:y="4.69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7.8cm" svg:y="5.6cm">
          <draw:text-box>
            <text:p><text:span text:style-name="T9">α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6.9cm" svg:y="4.792cm">
          <draw:text-box>
            <text:p><text:span text:style-name="T9">α</text:span><text:span text:style-name="T9">+</text:span><text:span text:style-name="T9">β</text:span></text:p>
          </draw:text-box>
        </draw:frame>
        <draw:frame draw:style-name="gr6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6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6" draw:text-style-name="P2" draw:layer="layout" svg:width="4.054cm" svg:height="0.962cm" svg:x="16.445cm" svg:y="10.8cm">
          <draw:text-box>
            <text:p>cos(<text:span text:style-name="T7">β</text:span><text:span text:style-name="T3">)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6" draw:text-style-name="P2" draw:layer="layout" svg:width="3.876cm" svg:height="0.962cm" svg:x="20.697cm" svg:y="9.338cm">
          <draw:text-box>
            <text:p>cos(<text:span text:style-name="T7">β</text:span><text:span text:style-name="T3">)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  <draw:frame draw:style-name="gr4" draw:text-style-name="P2" draw:layer="layout" svg:width="2.8cm" svg:height="1.1cm" svg:x="17.4cm" svg:y="8.6cm">
          <draw:text-box>
            <text:p text:style-name="P5">cos(<text:span text:style-name="T7">β</text:span><text:span text:style-name="T3">)</text:span></text:p>
          </draw:text-box>
        </draw:frame>
        <draw:frame draw:style-name="gr19" draw:text-style-name="P6" draw:layer="layout" svg:width="2.4cm" svg:height="1cm" svg:x="18.2cm" svg:y="6.6cm">
          <draw:text-box>
            <text:p text:style-name="P5"><text:span text:style-name="T11">si</text:span><text:span text:style-name="T11">n(</text:span><text:span text:style-name="T12">β</text:span><text:span text:style-name="T1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</draw:page>
      <draw:page draw:name="page17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6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7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18" draw:text-style-name="P2" draw:layer="layout" svg:width="1.8cm" svg:height="0.708cm" svg:x="19.4cm" svg:y="9.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18" draw:text-style-name="P2" draw:layer="layout" svg:width="1.8cm" svg:height="0.708cm" svg:x="18.6cm" svg:y="4.69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7.8cm" svg:y="5.6cm">
          <draw:text-box>
            <text:p><text:span text:style-name="T9">α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6.9cm" svg:y="4.792cm">
          <draw:text-box>
            <text:p><text:span text:style-name="T9">α</text:span><text:span text:style-name="T9">+</text:span><text:span text:style-name="T9">β</text:span></text:p>
          </draw:text-box>
        </draw:frame>
        <draw:frame draw:style-name="gr6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6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6" draw:text-style-name="P2" draw:layer="layout" svg:width="4.054cm" svg:height="0.962cm" svg:x="16.445cm" svg:y="10.8cm">
          <draw:text-box>
            <text:p>cos(<text:span text:style-name="T7">β</text:span><text:span text:style-name="T3">)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6" draw:text-style-name="P2" draw:layer="layout" svg:width="3.876cm" svg:height="0.962cm" svg:x="20.697cm" svg:y="9.338cm">
          <draw:text-box>
            <text:p>cos(<text:span text:style-name="T7">β</text:span><text:span text:style-name="T3">)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  <draw:frame draw:style-name="gr4" draw:text-style-name="P2" draw:layer="layout" svg:width="2.8cm" svg:height="1.1cm" svg:x="17.4cm" svg:y="8.6cm">
          <draw:text-box>
            <text:p text:style-name="P5">cos(<text:span text:style-name="T7">β</text:span><text:span text:style-name="T3">)</text:span></text:p>
          </draw:text-box>
        </draw:frame>
        <draw:frame draw:style-name="gr6" draw:text-style-name="P2" draw:layer="layout" svg:width="3.698cm" svg:height="0.962cm" svg:x="18.724cm" svg:y="3.638cm">
          <draw:text-box>
            <text:p>sin(<text:span text:style-name="T7">β</text:span><text:span text:style-name="T3">)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  <draw:frame draw:style-name="gr20" draw:text-style-name="P6" draw:layer="layout" svg:width="2.4cm" svg:height="1cm" svg:x="18.2cm" svg:y="6.6cm">
          <draw:text-box>
            <text:p text:style-name="P5"><text:span text:style-name="T11">si</text:span><text:span text:style-name="T11">n(</text:span><text:span text:style-name="T12">β</text:span><text:span text:style-name="T1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</draw:page>
      <draw:page draw:name="page18" draw:style-name="dp1" draw:master-page-name="Default">
        <draw:custom-shape draw:style-name="gr10" draw:text-style-name="P4" draw:layer="layout" svg:width="13.8cm" svg:height="12.9cm" svg:x="8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10.6cm" svg:x2="27.3cm" svg:y2="10.6cm">
          <text:p/>
        </draw:line>
        <draw:line draw:style-name="gr1" draw:text-style-name="P1" draw:layer="layout" svg:x1="15.3cm" svg:y1="1.7cm" svg:x2="15.3cm" svg:y2="19.3cm">
          <text:p/>
        </draw:line>
        <draw:custom-shape draw:style-name="gr16" draw:text-style-name="P4" draw:layer="layout" svg:width="5.4cm" svg:height="5.9cm" svg:x="15.3cm" svg:y="4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3cm" svg:y1="10.6cm" svg:x2="27.5cm" svg:y2="6.9cm">
          <text:p/>
        </draw:line>
        <draw:line draw:style-name="gr15" draw:text-style-name="P1" draw:layer="layout" svg:x1="15.3cm" svg:y1="10.6cm" svg:x2="20.3cm" svg:y2="1.5cm">
          <text:p/>
        </draw:line>
        <draw:line draw:style-name="gr1" draw:text-style-name="P1" draw:layer="layout" svg:x1="18.5cm" svg:y1="4.7cm" svg:x2="20.7cm" svg:y2="9cm">
          <text:p/>
        </draw:line>
        <draw:frame draw:style-name="gr2" draw:text-style-name="P2" draw:layer="layout" svg:width="0.8cm" svg:height="0.827cm" svg:x="16.8cm" svg:y="9.873cm">
          <draw:text-box>
            <text:p><text:span text:style-name="T1">α</text:span></text:p>
          </draw:text-box>
        </draw:frame>
        <draw:frame draw:style-name="gr2" draw:text-style-name="P2" draw:layer="layout" svg:width="1cm" svg:height="0.886cm" svg:x="15.8cm" svg:y="9.314cm">
          <draw:text-box>
            <text:p><text:span text:style-name="T8">β</text:span></text:p>
          </draw:text-box>
        </draw:frame>
        <draw:frame draw:style-name="gr17" draw:text-style-name="P2" draw:layer="layout" svg:width="0.7cm" svg:height="0.9cm" svg:x="15.1cm" svg:y="8.6cm">
          <draw:text-box>
            <text:p><text:span text:style-name="T8">γ</text:span></text:p>
          </draw:text-box>
        </draw:frame>
        <draw:frame draw:style-name="gr18" draw:text-style-name="P2" draw:layer="layout" svg:width="1.8cm" svg:height="0.708cm" svg:x="19.4cm" svg:y="9.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2" draw:text-style-name="P2" draw:layer="layout" svg:width="0.8cm" svg:height="0.827cm" svg:x="20cm" svg:y="7.5cm">
          <draw:text-box>
            <text:p><text:span text:style-name="T1">α</text:span></text:p>
          </draw:text-box>
        </draw:frame>
        <draw:line draw:style-name="gr1" draw:text-style-name="P1" draw:layer="layout" svg:x1="20.5cm" svg:y1="8.6cm" svg:x2="20cm" svg:y2="8.8cm">
          <text:p/>
        </draw:line>
        <draw:line draw:style-name="gr1" draw:text-style-name="P1" draw:layer="layout" svg:x1="20cm" svg:y1="8.8cm" svg:x2="20.2cm" svg:y2="9.2cm">
          <text:p/>
        </draw:line>
        <draw:frame draw:style-name="gr18" draw:text-style-name="P2" draw:layer="layout" svg:width="1.8cm" svg:height="0.708cm" svg:x="18.6cm" svg:y="4.692cm">
          <draw:text-box>
            <text:p><text:span text:style-name="T9">β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7.8cm" svg:y="5.6cm">
          <draw:text-box>
            <text:p><text:span text:style-name="T9">α</text:span><text:span text:style-name="T9">+</text:span><text:span text:style-name="T9">γ</text:span></text:p>
          </draw:text-box>
        </draw:frame>
        <draw:frame draw:style-name="gr18" draw:text-style-name="P2" draw:layer="layout" svg:width="1.8cm" svg:height="0.708cm" svg:x="16.9cm" svg:y="4.792cm">
          <draw:text-box>
            <text:p><text:span text:style-name="T9">α</text:span><text:span text:style-name="T9">+</text:span><text:span text:style-name="T9">β</text:span></text:p>
          </draw:text-box>
        </draw:frame>
        <draw:frame draw:style-name="gr6" draw:text-style-name="P2" draw:layer="layout" svg:width="2.877cm" svg:height="0.962cm" svg:x="12.223cm" svg:y="6.9cm">
          <draw:text-box>
            <text:p>sin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6" draw:text-style-name="P2" draw:layer="layout" svg:width="3.055cm" svg:height="0.962cm" svg:x="15.3cm" svg:y="3.638cm">
          <draw:text-box>
            <text:p>cos(<text:span text:style-name="T8">α</text:span><text:span text:style-name="T10">+</text:span><text:span text:style-name="T7">β</text:span><text:span text:style-name="T3">)</text:span></text:p>
          </draw:text-box>
        </draw:frame>
        <draw:frame draw:style-name="gr6" draw:text-style-name="P2" draw:layer="layout" svg:width="4.054cm" svg:height="0.962cm" svg:x="16.445cm" svg:y="10.8cm">
          <draw:text-box>
            <text:p>cos(<text:span text:style-name="T7">β</text:span><text:span text:style-name="T3">)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6" draw:text-style-name="P2" draw:layer="layout" svg:width="3.876cm" svg:height="0.962cm" svg:x="20.697cm" svg:y="9.338cm">
          <draw:text-box>
            <text:p>cos(<text:span text:style-name="T7">β</text:span><text:span text:style-name="T3">)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  <draw:frame draw:style-name="gr4" draw:text-style-name="P2" draw:layer="layout" svg:width="2.8cm" svg:height="1.1cm" svg:x="17.4cm" svg:y="8.6cm">
          <draw:text-box>
            <text:p text:style-name="P5">cos(<text:span text:style-name="T7">β</text:span><text:span text:style-name="T3">)</text:span></text:p>
          </draw:text-box>
        </draw:frame>
        <draw:frame draw:style-name="gr11" draw:text-style-name="P2" draw:layer="layout" svg:width="10.9cm" svg:height="2.384cm" svg:x="1.1cm" svg:y="1.1cm">
          <draw:text-box>
            <text:p><text:span text:style-name="T4">c</text:span><text:span text:style-name="T4">o</text:span><text:span text:style-name="T4">s</text:span><text:span text:style-name="T4">(</text:span><text:span text:style-name="T5">α</text:span><text:span text:style-name="T4">+</text:span><text:span text:style-name="T5">β</text:span><text:span text:style-name="T6">)</text:span><text:span text:style-name="T6">=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 </text:span><text:span text:style-name="T6">-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  <text:p><text:span text:style-name="T6">s</text:span><text:span text:style-name="T6">i</text:span><text:span text:style-name="T6">n</text:span><text:span text:style-name="T6">(</text:span><text:span text:style-name="T5">α</text:span><text:span text:style-name="T6">+</text:span><text:span text:style-name="T5">β</text:span><text:span text:style-name="T6">)</text:span><text:span text:style-name="T6">=</text:span><text:span text:style-name="T6">s</text:span><text:span text:style-name="T6">i</text:span><text:span text:style-name="T6">n</text:span><text:span text:style-name="T6">(</text:span><text:span text:style-name="T5">α</text:span><text:span text:style-name="T6">)</text:span><text:span text:style-name="T6">c</text:span><text:span text:style-name="T6">o</text:span><text:span text:style-name="T6">s</text:span><text:span text:style-name="T6">(</text:span><text:span text:style-name="T5">β</text:span><text:span text:style-name="T6">)</text:span><text:span text:style-name="T6">+</text:span><text:span text:style-name="T6">c</text:span><text:span text:style-name="T6">o</text:span><text:span text:style-name="T6">s</text:span><text:span text:style-name="T6">(</text:span><text:span text:style-name="T5">α</text:span><text:span text:style-name="T6">)</text:span><text:span text:style-name="T6">s</text:span><text:span text:style-name="T6">i</text:span><text:span text:style-name="T6">n</text:span><text:span text:style-name="T6">(</text:span><text:span text:style-name="T5">β</text:span>)</text:p>
          </draw:text-box>
        </draw:frame>
        <draw:frame draw:style-name="gr6" draw:text-style-name="P2" draw:layer="layout" svg:width="3.876cm" svg:height="0.962cm" svg:x="20.8cm" svg:y="5.938cm">
          <draw:text-box>
            <text:p>sin(<text:span text:style-name="T7">β</text:span><text:span text:style-name="T3">)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6" draw:text-style-name="P2" draw:layer="layout" svg:width="3.698cm" svg:height="0.962cm" svg:x="18.724cm" svg:y="3.638cm">
          <draw:text-box>
            <text:p>sin(<text:span text:style-name="T7">β</text:span><text:span text:style-name="T3">)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  <draw:frame draw:style-name="gr21" draw:text-style-name="P6" draw:layer="layout" svg:width="2.4cm" svg:height="1cm" svg:x="18.2cm" svg:y="6.6cm">
          <draw:text-box>
            <text:p text:style-name="P5"><text:span text:style-name="T11">si</text:span><text:span text:style-name="T11">n(</text:span><text:span text:style-name="T12">β</text:span><text:span text:style-name="T13">)</text:span></text:p>
          </draw:text-box>
        </draw:frame>
        <draw:line draw:style-name="gr1" draw:text-style-name="P1" draw:layer="layout" svg:x1="1.7cm" svg:y1="6cm" svg:x2="7.6cm" svg:y2="3.6cm">
          <text:p/>
        </draw:line>
        <draw:line draw:style-name="gr1" draw:text-style-name="P1" draw:layer="layout" svg:x1="1.7cm" svg:y1="6cm" svg:x2="7.9cm" svg:y2="6cm">
          <text:p/>
        </draw:line>
        <draw:line draw:style-name="gr1" draw:text-style-name="P1" draw:layer="layout" svg:x1="7.6cm" svg:y1="3.6cm" svg:x2="7.6cm" svg:y2="6cm">
          <text:p/>
        </draw:line>
        <draw:frame draw:style-name="gr2" draw:text-style-name="P2" draw:layer="layout" svg:width="0.8cm" svg:height="0.827cm" svg:x="2.8cm" svg:y="5.273cm">
          <draw:text-box>
            <text:p><text:span text:style-name="T1">α</text:span></text:p>
          </draw:text-box>
        </draw:frame>
        <draw:frame draw:style-name="gr3" draw:text-style-name="P2" draw:layer="layout" svg:width="3.231cm" svg:height="1.062cm" svg:x="3.569cm" svg:y="6.138cm">
          <draw:text-box>
            <text:p><text:span text:style-name="T3">h</text:span><text:span text:style-name="T3">*</text:span><text:span text:style-name="T3">c</text:span><text:span text:style-name="T3">o</text:span><text:span text:style-name="T3">s</text:span><text:span text:style-name="T3">(</text:span><text:span text:style-name="T7">α</text:span><text:span text:style-name="T3">)</text:span></text:p>
          </draw:text-box>
        </draw:frame>
        <draw:frame draw:style-name="gr12" draw:text-style-name="P2" draw:layer="layout" svg:width="0.9cm" svg:height="0.962cm" svg:x="4.1cm" svg:y="3.7cm">
          <draw:text-box>
            <text:p>h</text:p>
          </draw:text-box>
        </draw:frame>
        <draw:frame draw:style-name="gr13" draw:text-style-name="P2" draw:layer="layout" svg:width="2.699cm" svg:height="1cm" svg:x="7.5cm" svg:y="4.2cm">
          <draw:text-box>
            <text:p><text:span text:style-name="T3">h</text:span><text:span text:style-name="T3">*</text:span><text:span text:style-name="T3">s</text:span><text:span text:style-name="T3">i</text:span><text:span text:style-name="T3">n</text:span><text:span text:style-name="T3">(</text:span><text:span text:style-name="T7">α</text:span><text:span text:style-name="T3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/>
    <style:font-face style:name="OpenSymbol" svg:font-family="OpenSymbol"/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22:08:50.695928167</meta:creation-date>
    <dc:date>2020-11-24T11:02:08.197892773</dc:date>
    <meta:editing-duration>PT1H14M52S</meta:editing-duration>
    <meta:editing-cycles>8</meta:editing-cycles>
    <meta:generator>LibreOffice/6.4.7.2$Linux_X86_64 LibreOffice_project/40$Build-2</meta:generator>
    <meta:document-statistic meta:object-count="405"/>
  </office:meta>
</office:document-meta>
</file>